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1dcc891" officeooo:paragraph-rsid="021702da"/>
    </style:style>
    <style:style style:name="P2" style:family="paragraph" style:parent-style-name="Text_20_body">
      <style:text-properties officeooo:rsid="01deb207" officeooo:paragraph-rsid="021702da"/>
    </style:style>
    <style:style style:name="P3" style:family="paragraph" style:parent-style-name="Text_20_body">
      <style:text-properties officeooo:rsid="01e15068" officeooo:paragraph-rsid="021702da"/>
    </style:style>
    <style:style style:name="P4" style:family="paragraph" style:parent-style-name="Text_20_body">
      <style:text-properties officeooo:rsid="01e1f83e" officeooo:paragraph-rsid="021702da"/>
    </style:style>
    <style:style style:name="P5" style:family="paragraph" style:parent-style-name="Text_20_body">
      <style:text-properties officeooo:rsid="01e42305" officeooo:paragraph-rsid="01e42305"/>
    </style:style>
    <style:style style:name="P6" style:family="paragraph" style:parent-style-name="Text_20_body">
      <style:text-properties officeooo:rsid="01e42305" officeooo:paragraph-rsid="02079697"/>
    </style:style>
    <style:style style:name="P7" style:family="paragraph" style:parent-style-name="Text_20_body">
      <style:text-properties officeooo:rsid="01e42440" officeooo:paragraph-rsid="01e42440"/>
    </style:style>
    <style:style style:name="P8" style:family="paragraph" style:parent-style-name="Text_20_body">
      <style:text-properties officeooo:rsid="01e5f1a0" officeooo:paragraph-rsid="01e5f1a0"/>
    </style:style>
    <style:style style:name="P9" style:family="paragraph" style:parent-style-name="Text_20_body">
      <style:text-properties officeooo:rsid="01e76af2" officeooo:paragraph-rsid="01e76af2"/>
    </style:style>
    <style:style style:name="P10" style:family="paragraph" style:parent-style-name="Text_20_body">
      <style:text-properties officeooo:rsid="01e793cf" officeooo:paragraph-rsid="01e93e8b"/>
    </style:style>
    <style:style style:name="P11" style:family="paragraph" style:parent-style-name="Text_20_body">
      <style:text-properties officeooo:rsid="01ec70ca" officeooo:paragraph-rsid="01ec70ca"/>
    </style:style>
    <style:style style:name="P12" style:family="paragraph" style:parent-style-name="Text_20_body">
      <style:text-properties officeooo:rsid="01f48c9b" officeooo:paragraph-rsid="01f48c9b"/>
    </style:style>
    <style:style style:name="P13" style:family="paragraph" style:parent-style-name="Text_20_body">
      <style:text-properties officeooo:rsid="02010df3" officeooo:paragraph-rsid="02010df3"/>
    </style:style>
    <style:style style:name="P14" style:family="paragraph" style:parent-style-name="Text_20_body">
      <style:text-properties officeooo:rsid="0201ed8a" officeooo:paragraph-rsid="0201ed8a"/>
    </style:style>
    <style:style style:name="P15" style:family="paragraph" style:parent-style-name="Text_20_body">
      <style:text-properties officeooo:rsid="0201ed8a" officeooo:paragraph-rsid="020328af"/>
    </style:style>
    <style:style style:name="P16" style:family="paragraph" style:parent-style-name="Text_20_body">
      <style:text-properties officeooo:rsid="02037637" officeooo:paragraph-rsid="02037637"/>
    </style:style>
    <style:style style:name="P17" style:family="paragraph" style:parent-style-name="Text_20_body">
      <style:text-properties officeooo:rsid="02054cec" officeooo:paragraph-rsid="02054cec"/>
    </style:style>
    <style:style style:name="P18" style:family="paragraph" style:parent-style-name="Text_20_body">
      <style:text-properties officeooo:rsid="01e3aa64" officeooo:paragraph-rsid="02079697"/>
    </style:style>
    <style:style style:name="P19" style:family="paragraph" style:parent-style-name="Text_20_body">
      <style:text-properties officeooo:rsid="021af236" officeooo:paragraph-rsid="021af236"/>
    </style:style>
    <style:style style:name="P20" style:family="paragraph" style:parent-style-name="Text_20_body">
      <style:text-properties officeooo:rsid="021b3d59" officeooo:paragraph-rsid="021b3d59"/>
    </style:style>
    <style:style style:name="P21" style:family="paragraph" style:parent-style-name="Text_20_body">
      <style:text-properties officeooo:rsid="021d77cf" officeooo:paragraph-rsid="021d77cf"/>
    </style:style>
    <style:style style:name="P22" style:family="paragraph" style:parent-style-name="Text_20_body">
      <style:text-properties officeooo:rsid="021f4620" officeooo:paragraph-rsid="021f4620"/>
    </style:style>
    <style:style style:name="P23" style:family="paragraph" style:parent-style-name="Text_20_body">
      <style:text-properties officeooo:rsid="0231b468" officeooo:paragraph-rsid="0231b468"/>
    </style:style>
    <style:style style:name="P24" style:family="paragraph" style:parent-style-name="Text_20_body">
      <style:text-properties officeooo:rsid="023492b4" officeooo:paragraph-rsid="023492b4"/>
    </style:style>
    <style:style style:name="P25" style:family="paragraph" style:parent-style-name="Text_20_body">
      <style:text-properties officeooo:rsid="0235f541" officeooo:paragraph-rsid="02376e17"/>
    </style:style>
    <style:style style:name="P26" style:family="paragraph" style:parent-style-name="Text_20_body">
      <style:text-properties officeooo:rsid="02385f94" officeooo:paragraph-rsid="02385f94"/>
    </style:style>
    <style:style style:name="P27" style:family="paragraph" style:parent-style-name="Text_20_body">
      <style:text-properties officeooo:rsid="0238dd6c" officeooo:paragraph-rsid="0238dd6c"/>
    </style:style>
    <style:style style:name="P28" style:family="paragraph" style:parent-style-name="Text_20_body">
      <style:text-properties officeooo:rsid="02391409" officeooo:paragraph-rsid="02391409"/>
    </style:style>
    <style:style style:name="P29" style:family="paragraph" style:parent-style-name="Text_20_body">
      <style:text-properties officeooo:rsid="023a9278" officeooo:paragraph-rsid="023a9278"/>
    </style:style>
    <style:style style:name="P30" style:family="paragraph" style:parent-style-name="Text_20_body">
      <style:text-properties officeooo:rsid="023ed49c" officeooo:paragraph-rsid="023ed49c"/>
    </style:style>
    <style:style style:name="P31" style:family="paragraph" style:parent-style-name="Text_20_body">
      <style:text-properties officeooo:rsid="023f4c45" officeooo:paragraph-rsid="023f4c45"/>
    </style:style>
    <style:style style:name="P32" style:family="paragraph" style:parent-style-name="Text_20_body">
      <style:text-properties officeooo:rsid="02407cbd" officeooo:paragraph-rsid="02407cbd"/>
    </style:style>
    <style:style style:name="P33" style:family="paragraph" style:parent-style-name="Text_20_body">
      <style:text-properties officeooo:rsid="02436015" officeooo:paragraph-rsid="02436015"/>
    </style:style>
    <style:style style:name="P34" style:family="paragraph" style:parent-style-name="Text_20_body">
      <style:text-properties officeooo:rsid="02469213" officeooo:paragraph-rsid="02469213"/>
    </style:style>
    <style:style style:name="P35" style:family="paragraph" style:parent-style-name="Text_20_body">
      <style:text-properties officeooo:rsid="02495ed3" officeooo:paragraph-rsid="02495ed3"/>
    </style:style>
    <style:style style:name="P36" style:family="paragraph" style:parent-style-name="Text_20_body">
      <style:text-properties officeooo:rsid="024963c2" officeooo:paragraph-rsid="024963c2"/>
    </style:style>
    <style:style style:name="P37" style:family="paragraph" style:parent-style-name="Text_20_body">
      <style:text-properties officeooo:rsid="024b3330" officeooo:paragraph-rsid="024b3330"/>
    </style:style>
    <style:style style:name="P38" style:family="paragraph" style:parent-style-name="Texto_5f_Biblia">
      <style:text-properties officeooo:paragraph-rsid="024c49c9"/>
    </style:style>
    <style:style style:name="P39" style:family="paragraph" style:parent-style-name="Footnote">
      <style:text-properties officeooo:rsid="023b7747" officeooo:paragraph-rsid="02444133"/>
    </style:style>
    <style:style style:name="P40" style:family="paragraph" style:parent-style-name="Footnote">
      <style:text-properties officeooo:rsid="0242b6ac" officeooo:paragraph-rsid="0244d9b3"/>
    </style:style>
    <style:style style:name="P41" style:family="paragraph" style:parent-style-name="Heading_20_2">
      <style:text-properties officeooo:paragraph-rsid="021702da"/>
    </style:style>
    <style:style style:name="P42" style:family="paragraph" style:parent-style-name="Heading_20_2">
      <style:text-properties officeooo:paragraph-rsid="024c49c9"/>
    </style:style>
    <style:style style:name="P43" style:family="paragraph" style:parent-style-name="Text_20_body">
      <style:text-properties officeooo:rsid="021dcf20" officeooo:paragraph-rsid="024c49c9"/>
    </style:style>
    <style:style style:name="P44" style:family="paragraph" style:parent-style-name="Text_20_body">
      <style:text-properties officeooo:rsid="02206205" officeooo:paragraph-rsid="024c49c9"/>
    </style:style>
    <style:style style:name="P45" style:family="paragraph" style:parent-style-name="Text_20_body">
      <style:text-properties officeooo:rsid="024f0045" officeooo:paragraph-rsid="024c49c9"/>
    </style:style>
    <style:style style:name="T1" style:family="text">
      <style:text-properties officeooo:rsid="01daeb5f"/>
    </style:style>
    <style:style style:name="T2" style:family="text">
      <style:text-properties officeooo:rsid="01deb207"/>
    </style:style>
    <style:style style:name="T3" style:family="text">
      <style:text-properties officeooo:rsid="01e052a6"/>
    </style:style>
    <style:style style:name="T4" style:family="text">
      <style:text-properties officeooo:rsid="01e15068"/>
    </style:style>
    <style:style style:name="T5" style:family="text">
      <style:text-properties officeooo:rsid="01e1f83e"/>
    </style:style>
    <style:style style:name="T6" style:family="text">
      <style:text-properties officeooo:rsid="01e2ce24"/>
    </style:style>
    <style:style style:name="T7" style:family="text">
      <style:text-properties officeooo:rsid="01e5f1a0"/>
    </style:style>
    <style:style style:name="T8" style:family="text">
      <style:text-properties officeooo:rsid="01e76af2"/>
    </style:style>
    <style:style style:name="T9" style:family="text">
      <style:text-properties officeooo:rsid="01e797c7"/>
    </style:style>
    <style:style style:name="T10" style:family="text">
      <style:text-properties officeooo:rsid="01e93e8b"/>
    </style:style>
    <style:style style:name="T11" style:family="text">
      <style:text-properties officeooo:rsid="01eaabec"/>
    </style:style>
    <style:style style:name="T12" style:family="text">
      <style:text-properties officeooo:rsid="01edc276"/>
    </style:style>
    <style:style style:name="T13" style:family="text">
      <style:text-properties officeooo:rsid="01f17499"/>
    </style:style>
    <style:style style:name="T14" style:family="text">
      <style:text-properties officeooo:rsid="01f4d0c3"/>
    </style:style>
    <style:style style:name="T15" style:family="text">
      <style:text-properties officeooo:rsid="01ff92f2"/>
    </style:style>
    <style:style style:name="T16" style:family="text">
      <style:text-properties officeooo:rsid="0200e90f"/>
    </style:style>
    <style:style style:name="T17" style:family="text">
      <style:text-properties officeooo:rsid="02010df3"/>
    </style:style>
    <style:style style:name="T18" style:family="text">
      <style:text-properties officeooo:rsid="0201ed8a"/>
    </style:style>
    <style:style style:name="T19" style:family="text">
      <style:text-properties officeooo:rsid="021b3d59"/>
    </style:style>
    <style:style style:name="T20" style:family="text">
      <style:text-properties officeooo:rsid="021cb7b4"/>
    </style:style>
    <style:style style:name="T21" style:family="text">
      <style:text-properties officeooo:rsid="02227514"/>
    </style:style>
    <style:style style:name="T22" style:family="text">
      <style:text-properties officeooo:rsid="0223f949"/>
    </style:style>
    <style:style style:name="T23" style:family="text">
      <style:text-properties officeooo:rsid="02288c93"/>
    </style:style>
    <style:style style:name="T24" style:family="text">
      <style:text-properties officeooo:rsid="022d330a"/>
    </style:style>
    <style:style style:name="T25" style:family="text">
      <style:text-properties officeooo:rsid="022f6383"/>
    </style:style>
    <style:style style:name="T26" style:family="text">
      <style:text-properties officeooo:rsid="023002dc"/>
    </style:style>
    <style:style style:name="T27" style:family="text">
      <style:text-properties officeooo:rsid="0230204c"/>
    </style:style>
    <style:style style:name="T28" style:family="text">
      <style:text-properties officeooo:rsid="02306efe"/>
    </style:style>
    <style:style style:name="T29" style:family="text">
      <style:text-properties officeooo:rsid="0232a08e"/>
    </style:style>
    <style:style style:name="T30" style:family="text">
      <style:text-properties officeooo:rsid="0236de6e"/>
    </style:style>
    <style:style style:name="T31" style:family="text">
      <style:text-properties officeooo:rsid="023b53a5"/>
    </style:style>
    <style:style style:name="T32" style:family="text">
      <style:text-properties officeooo:rsid="02443c0e"/>
    </style:style>
    <style:style style:name="T33" style:family="text">
      <style:text-properties officeooo:rsid="024888d3"/>
    </style:style>
    <style:style style:name="T34" style:family="text">
      <style:text-properties officeooo:rsid="024a3e5e"/>
    </style:style>
    <style:style style:name="T35" style:family="text">
      <style:text-properties officeooo:rsid="023b7747"/>
    </style:style>
    <style:style style:name="T36" style:family="text">
      <style:text-properties officeooo:rsid="022c3830"/>
    </style:style>
    <style:style style:name="T37" style:family="text">
      <style:text-properties officeooo:rsid="0251c390"/>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2">Física.</text:h>
      <text:p text:style-name="P43">La resurreción que nos narra la biblia es física:</text:p>
      <text:p text:style-name="P44">Después de la muerte de Jesucristo en la cruz, los discipulos se encontraban reunidos a puerta cerrada hablando con dos personas que acababan de regresar a toda prisa de un poblado cercano a Jerusalén llamado Emaús. Estas dos personas decían haber visto vivo a Jesucristo y haber hablado con el durante horas mientras iban por el camino a Emaús. </text:p>
      <text:p text:style-name="P38">Entonces ellos contaban las cosas que les habían acontecido en el camino, y cómo había sido conocido de ellos al partir el pan. Y entre tanto que ellos hablaban estas cosas, él se puso en medio de ellos, y les dijo: Paz á vosotros.</text:p>
      <text:p text:style-name="P38">Entonces ellos espantados y asombrados, pensaban que veían espíritu. Mas él les dice: ¿Por qué estáis turbados, y suben pensamientos á vuestros corazones? Mirad mis manos y mis pies, que yo mismo soy: palpad, y ved; que el espíritu ni tiene carne ni huesos, como veis que yo tengo.</text:p>
      <text:p text:style-name="P38">Y en diciendo esto, les mostró las manos y los pies.</text:p>
      <text:p text:style-name="P38">Y no creyéndolo aún ellos de gozo, y maravillados, díjoles: ¿Tenéis aquí algo de comer? Entonces ellos le presentaron parte de un pez asado, y un panal de miel. Y él tomó, y comió delante de ellos.</text:p>
      <text:p text:style-name="P38">Y él les dijo: Estas son las palabras que os hablé, estando aún con vosotros: que era necesario que se cumpliesen todas las cosas que están escritas de mí en la ley de Moisés, y en los profetas, y en los salmos. </text:p>
      <text:p text:style-name="P38">Entonces les abrió el sentido, para que entendiesen las Escrituras; Y díjoles: Así está escrito, y así fué necesario que el Cristo padeciese, y resucitase de los muertos al tercer día; Y que se predicase en su nombre el arrepentimiento y la remisión de pecados en todas las naciones, comenzando de Jerusalem.</text:p>
      <text:p text:style-name="P38">Y vosotros sois testigos de estas cosas.</text:p>
      <text:p text:style-name="P38">Y he aquí, yo enviaré la promesa de mi Padre sobre vosotros: mas vosotros asentad en la ciudad de Jerusalem, hasta que seáis investidos de potencia de lo alto.<text:span text:style-name="T35"><text:note text:id="ftn1" text:note-class="footnote"><text:note-citation>1</text:note-citation><text:note-body><text:p text:style-name="P39">Lucas 24:35-49</text:p></text:note-body></text:note></text:span></text:p>
      <text:p text:style-name="P38">Empero Tomás, uno de los doce, que se dice el Dídimo, no estaba con ellos cuando Jesús vino.</text:p>
      <text:p text:style-name="P38"><text:soft-page-break/>Dijéronle pues los otros discípulos: Al Señor hemos visto. Y él les dijo: Si no viere en sus manos la señal de los clavos, y metiere mi dedo en el lugar de los clavos, y metiere mi mano en su costado, no creeré.</text:p>
      <text:p text:style-name="P38">Y ocho días después, estaban otra vez sus discípulos dentro, y con ellos Tomás. Vino Jesús, las puertas cerradas, y púsose en medio, y dijo: Paz á vosotros.</text:p>
      <text:p text:style-name="P38">Luego dice á Tomás: Mete tu dedo aquí, y ve mis manos: y alarga acá tu mano, y métela en mi costado: y no seas incrédulo, sino fiel.</text:p>
      <text:p text:style-name="P38">Entonces Tomás respondió, y díjole: Señor mío, y Dios mío!</text:p>
      <text:p text:style-name="P38">Dícele Jesús: Porque me has visto, Tomás, creiste: bienaventurados los que no vieron y creyeron.</text:p>
      <text:p text:style-name="P38">Y también hizo Jesús muchas otras señales en presencia de sus discípulos, que no están escritas en este libro.</text:p>
      <text:p text:style-name="P38">Estas empero son escritas, para que creáis que Jesús es el Cristo, el Hijo de Dios; y para que creyendo, tengáis vida en su nombre.<text:span text:style-name="T36"><text:note text:id="ftn2" text:note-class="footnote"><text:note-citation>2</text:note-citation><text:note-body><text:p text:style-name="P40">Juan <text:span text:style-name="T36">20:24-31</text:span></text:p></text:note-body></text:note></text:span></text:p>
      <text:p text:style-name="P45">La biblia habla de una resurrección física, come pescado, tiene carne y hueso, le meten el dedo, lo pueden ver y hablar con el, lo reconocen y no hay perdida de memoria. El se acuerda de ellos y ellos se acuerdan de el. Es la misma persona. No <text:span text:style-name="T37">es en el cuerpo de un </text:span>.</text:p>
      <text:h text:style-name="P42" text:outline-level="2">Pecado.</text:h>
      <text:p text:style-name="P15">Pecado, según la biblia es errar la marca, errar el objetivo.</text:p>
      <text:p text:style-name="P15">El ser humano sabe que esta lleno de pecado, de errores, de equivocaciones.</text:p>
      <text:p text:style-name="P14">Lo llama “la condición humana”.</text:p>
      <text:p text:style-name="P14">El ser humano, cree que el esta en control, que puede corregirse, que puede mejorarse, que no hay nada imposible para el, si realmente se lo propone y tiene la disciplina suficiente.</text:p>
      <text:p text:style-name="P16">Se dice: Yo puedo, yo hago, yo tengo, yo sé, yo elijo, yo aprendo.</text:p>
      <text:p text:style-name="P16">Todos queremos al menos algo de Vida, Amor, Verdad, Justicia, Paz, Libertad, Perdón, Aceptación, Gozo, Alegría, Dominio Propio, Ser.</text:p>
      <text:p text:style-name="P17"><text:soft-page-break/>El ser humano cree que modificando, mejorando los sistemas económicos, políticos, educativos, jurídicos, y sociales en general, va a logra <text:s/>que una mayor cantidad de personas tenga mas de lo que deseamos.</text:p>
      <text:h text:style-name="P41" text:outline-level="2"><text:span text:style-name="T1">Suponiendo</text:span>.</text:h>
      <text:p text:style-name="P1"><text:span text:style-name="T3">El señor Alegre</text:span> <text:span text:style-name="T5">tiene una familia numerosa y varios animalitos.</text:span></text:p>
      <text:p text:style-name="P1"><text:span text:style-name="T3">El señor Alegre</text:span> entra al baño y encuentra que la llave del lavamanos est<text:span text:style-name="T4">á goteando</text:span>, el <text:span text:style-name="T2">desagüe esta bloqueado y el lavamanos se esta llenando.</text:span></text:p>
      <text:p text:style-name="P2"><text:span text:style-name="T3">El señor Alegre </text:span>cuenta con un instrumento de alta tecnología que le permite saber cuanta agua hay en un recipiente con solo apuntar al recipiente. Y puede tomar la medida cada microsegundo.</text:p>
      <text:p text:style-name="P3">El señor Alegre desea saber hace cuanto tiempo <text:span text:style-name="T5">lleva</text:span> goteando <text:span text:style-name="T5">la llave de su lavamanos </text:span>y razona <text:span text:style-name="T5">de la siguiente manera</text:span>:</text:p>
      <text:p text:style-name="P3">Suponiendo que el lavamanos estaba vacío cuando se cerro la llave.</text:p>
      <text:p text:style-name="P3">Suponiendo que nadie ha echado agua al lavamanos.</text:p>
      <text:p text:style-name="P3">Suponiendo que desde que se cerro la llave no se ha desbloqueado el desagüe.</text:p>
      <text:p text:style-name="P3">Suponiendo que nadie ha manipulado la llave para abrirla o cerrarla mas de lo que está en este momento.</text:p>
      <text:p text:style-name="P3">Entonces con mi instrumento de la mas alta tecnología puedo medir a que velocidad se esta llenando el lavamanos porque en un segundo alcanzo a medir un millón de veces la cantidad de agua en mi lavamanos y luego puedo calcular el tiempo que lleva <text:span text:style-name="T5">goteando la llave</text:span>.</text:p>
      <text:p text:style-name="P4">Cualquier persona puede observar que el problema del señor Alegre no esta en su instrumento de alta tecnología, ni en la ciencia que se usó para construir el instrumento. </text:p>
      <text:p text:style-name="P4">El problema esta en las suposiciones.</text:p>
      <text:p text:style-name="P4">Nada le garantiza que <text:span text:style-name="T6">uno de sus</text:span> hijo<text:span text:style-name="T6">s</text:span> no le hecho agua al lavamanos, o que <text:span text:style-name="T6">dos de ellos </text:span>estaba<text:span text:style-name="T6">n</text:span> jugando al barquito de papel, o que el gato abrió un poco la llave cuando la tocó al pasar y que ninguna de sus suposiciones se cumple.</text:p>
      <text:p text:style-name="P18">Lo sorprendente es que hay procedimientos aceptados por la mayoría de la población como científicos y confiables, y quien se atreve a señalarles todas las suposiciones <text:s/>que los hacen completamente inútiles para cumplir su objetivo es tratado de fanático e irracional por esa mayoría.</text:p>
      <text:p text:style-name="P6"><text:soft-page-break/>El problema es económico y social. En la medida que el investigador depende económicamente de sectores con intereses económicos <text:span text:style-name="T15">o sociales </text:span>contrarios a los resultados del investigador, dichos resultados serán desechados, ridiculizados, olvidados, ignorados <text:span text:style-name="T15">y la financiación del investigador suspendida.</text:span></text:p>
      <text:p text:style-name="P5">Mucho de lo que hoy se llama ciencia no es ciencia en realidad. Son solo modelos matemáticos sin el mas mínimo resultado tecnológico de uso común. O supuestos resultados llenos de suposiciones que los hacen inválidos para cumplir su objetivo.</text:p>
      <text:p text:style-name="P5">Es la creatividad técnica la que garantiza que los razonamientos son validos. Si hay objetos, máquinas, <text:span text:style-name="T16">tecnología, </text:span>construida con dichos razonamientos, que funciona y <text:span text:style-name="T16">es </text:span>usad<text:span text:style-name="T16">a</text:span> por <text:span text:style-name="T16">una mayoría de </text:span>la población mundial, es imposible negar dichos razonamientos.</text:p>
      <text:p text:style-name="P5">Nadie puede negar la teoría de circuitos electrónicos porque hay millones de celulares y computadores en funcionamiento que nos garantizan que dicha teoría funciona.</text:p>
      <text:p text:style-name="P7">Sin embargo, nadie ha construido una galaxia o uno de esos duendes verdes conocidos como hoyos negros, o materia oscura, o energía oscura, o cualquiera de estos supuestos elementos cósmicos que supuestamente mantienen el cosmos como lo observamos. <text:span text:style-name="T7">Nos toca suponerlos para explicar lo que si observamos.</text:span></text:p>
      <text:p text:style-name="P8">Otro caso patético es toda el movimiento religioso tratando de mantener el concepto de evolución como explicación de<text:span text:style-name="T17">l origen de </text:span>l<text:span text:style-name="T17">as plantas, animales y del ser humano</text:span>.</text:p>
      <text:p text:style-name="P13">La lógica y la evidencia nos muestran lo contrario.</text:p>
      <text:p text:style-name="P13">Sin embargo, es<text:span text:style-name="T7">te movimiento es mantenido por </text:span>una<text:span text:style-name="T18">s estructuras sociales compuestas por personas engañadas con una mezcla de mentiras respecto a</text:span>l dinero, <text:span text:style-name="T18">a</text:span>l poder social <text:span text:style-name="T18">y</text:span> <text:span text:style-name="T18">a</text:span>l placer.</text:p>
      <text:p text:style-name="P13"/>
      <text:p text:style-name="P13">Las industrias que <text:span text:style-name="T18">defienden</text:span> la religión de la evolución están dominadas por el dinero.</text:p>
      <text:p text:style-name="P13">El sistema jurídico y educativo que <text:span text:style-name="T18">definede</text:span> la religión de la evolución están obsesionadas con el control social, con el poder social.</text:p>
      <text:p text:style-name="P13">Las empresas del entretenimiento que buscan mantener la religión de la evolución están esclavizadas al placer.</text:p>
      <text:p text:style-name="P13"><text:span text:style-name="T18">Estas industrias usan maquinas de la mas alta tecnología, esas sí resultado de la ciencia, <text:s/>para aparentar, fingir que lo que <text:s/>un resultado cientifico </text:span>B<text:span text:style-name="T7">ajo la apariencia de científicos y contando con la aprobación de una mayoría y de un sistema educativo infiltrado por </text:span><text:soft-page-break/><text:span text:style-name="T7">por simple ignorancia y educación temprana en dicho dogma. califican de pseudo-cientificos a cualquier grupo de científicos que les cuestione sus métodos o supuestos resultados, cuando los verdaderos pseudo-cientificos son ellos, por las razones ya explicadas. No producen nada de maquinaria y parten de suposiciones que hacen sus razonamientos inválidos.</text:span></text:p>
      <text:p text:style-name="P8">Una de estas industrias es la de datación radiométrica, que hace exactamente la mismas suposiciones del señor Alegre. Para cualquier datación radiométrica se parte de las siguientes suposiciones:</text:p>
      <text:p text:style-name="P8">Suponiendo que se conocen las condiciones iniciales.</text:p>
      <text:p text:style-name="P8">Suponiendo que no hay efectos externos que alteren las condiciones de los elementos <text:span text:style-name="T8">químico </text:span>medidos.</text:p>
      <text:p text:style-name="P8">Suponiendo que la velocidad de cambio de los elementos <text:span text:style-name="T8">químicos </text:span>medidos se ha mantenido.</text:p>
      <text:p text:style-name="P9">Entonces puedo calcular cuando empez<text:span text:style-name="T10">aron</text:span> a producirse <text:span text:style-name="T10">dichos</text:span> elemento<text:span text:style-name="T10">s</text:span> químico<text:span text:style-name="T10">s</text:span>.</text:p>
      <text:p text:style-name="P10"><text:span text:style-name="T14">La datación radiométrica es p</text:span>seudo-ciencia, <text:span text:style-name="T11">aceptada por la ignorancia de la mayoría, </text:span>que se hace llamar ciencia por intereses sociales y económicos, y llama pseudo-ciencia a cualquiera <text:span text:style-name="T9">minoría </text:span>que la cuestiona.</text:p>
      <text:p text:style-name="P11">Afortunadamente, la verdadera ciencia, esa que busca la verdad, esa que busca el conocimiento, <text:span text:style-name="T13">y que produce resultados técnicos en forma de maquinaria, de tecnología, </text:span>finalmente siempre triunfa, <text:span text:style-name="T12">así toque esperar hasta la reproducción masiva, en miles de millones, de la maquinaria que dicha ciencia explica.</text:span></text:p>
      <text:p text:style-name="P12">Así nos toque esperar hasta la resurrección de los muertos.</text:p>
      <text:h text:style-name="Heading_20_2" text:outline-level="2">Resurrección.</text:h>
      <text:p text:style-name="P19">¿Cómo es la <text:span text:style-name="T28">resurrección</text:span> de la que habla la <text:span text:style-name="T28">Biblia</text:span>?</text:p>
      <text:p text:style-name="P19">¿Cómo es que YHWH, el Diós de Abraham, de Isaac y de Jacob levanta del sepulcro?</text:p>
      <text:p text:style-name="P19">¿Cómo es ese “YHWH heelita min sheol”, del antigu<text:span text:style-name="T23">a</text:span> testamento?</text:p>
      <text:p text:style-name="P19">¿A que se refiere <text:span text:style-name="T28">Jesús</text:span> cuando <text:span text:style-name="T23">a</text:span>nuncia que en el tercer día será levantado de entre los muertos?</text:p>
      <text:p text:style-name="P19">¿Ese “Alaah” del hebreo, ese “anistemi” o “anastasis” del griego?</text:p>
      <text:p text:style-name="P19">Veamos cómo lo describe la Biblia.</text:p>
      <text:h text:style-name="Heading_20_3" text:outline-level="3"><text:soft-page-break/>Física.</text:h>
      <text:p text:style-name="P19">Yeshua, según Lucas 24, después de haber sido resucitado, se aparece en medio de sus apóstoles y les dice: ”miren mis manos y mis pies soy yo mismo, <text:span text:style-name="T28">tóquenme</text:span> y vean. Un Espíritu no tiene carne ni huesos como ustedes ven que tengo yo”. Y en ese momento acept<text:span text:style-name="T24">ó</text:span> y comió pescado delante de ellos. A Tomás en Juan 20 le dice: “mete aquí tu dedo y mira mis manos y trae tu mano y metela en mi costado, no seas incrédulo, cree”. Y Tomás se arrodilla y le dice: ”Mi Señor y mi <text:span text:style-name="T28">Dios</text:span>”. La Biblia nos habla de una <text:span text:style-name="T28">resurrección</text:span> física, tiene cuerpo, se puede tocar, <text:span text:style-name="T19">puede comer, la persona que resucita, no es algo abstracto, no es un espíritu, es algo físico y tiene carne y huesos.</text:span></text:p>
      <text:p text:style-name="P20">También nos habla de una <text:span text:style-name="T28">resurrección</text:span> que tiene memoria, ellos lo reconocen como la misma persona que fue crucificada, que murió y que fue enterrada, <text:span text:style-name="T20">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21">Así que si yo veo y hablo con los muertos pero no los puedo tocar <text:span text:style-name="T25">y</text:span> ellos no pueden comer pescado, si no es algo físico, sino puramente espiritual, como el muerto que ve el rey Saúl por medio de una bruja en el primer libro de Samuel, lo más probable es que esté hablando con <text:span text:style-name="T21">un espíritu que será cualquier cosa menos Santo,</text:span> <text:span text:style-name="T22">de esos </text:span>que se hacen pasar por muertos, y no simplemente un problema mental. El levantar de entre los muertos que anuncia nuestro Señor es físico.</text:p>
      <text:h text:style-name="Heading_20_3" text:outline-level="3">No pueden morir.</text:h>
      <text:p text:style-name="P21">Ademas es una <text:span text:style-name="T28">resurrección</text:span> que es para no morir porque ya no puede morir. Yeshua le dice a unos saduceos, en Lucas 20, que: “los resucitados ya no pueden morir, pues serán como los ángeles, y serán hijos de <text:span text:style-name="T28">Dios</text:span>, por haber sido levantados”, es una <text:span text:style-name="T28">resurrección</text:span> que es para siempre. Esa es la <text:span text:style-name="T28">resurrección</text:span> de la que habla nuestro Señor.</text:p>
      <text:p text:style-name="P22">Pablo, en 1 corintios 15, explica que “lo que se entierra es corruptible, lo que resucita es incorruptible”, ya no puede morir. Mas adelante también en 1 corintios 15, dice que: “así como nos parecemos al hombre hecho de tierra, así también nos pareceremos a <text:span text:style-name="T26">aquel</text:span> que es del Cielo”. <text:span text:style-name="T27">Es decir en cuerpos parecidos a los de los ángeles, o al de nuestro señor después de ser resucitado. En Lucas 24, al tercer día de haber enterrado a Jesús, unos ángeles se les aparecen a las mujeres que fueron a la tumba y ellas llenas de miedo </text:span><text:soft-page-break/><text:span text:style-name="T27">se inclinaron hasta el suelo, pero aquellos hombres les dijeron, por qué buscan ustedes entre los muertos al que está vivo? Vivo para siempre ! </text:span></text:p>
      <text:p text:style-name="P23">Así que si yo muero, me reviven, reescribo la divina comedia y luego me vuelvo a morir, como probablemente le pasó al hijo de la viuda cuando Elías lo revive, o al muerto que cuando lo van a enterrar <text:span text:style-name="T29">alcanza a </text:span>toca<text:span text:style-name="T29">r</text:span> los huesos de Eliseo, el sucesor de Elías, <text:span text:style-name="T29">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Heading_20_3" text:outline-level="3">En el cielo.</text:h>
      <text:p text:style-name="P24">Claro, la pregunta obvia es: Bueno, y si está vivo, ¿Donde está? </text:p>
      <text:p text:style-name="P24">Yo no lo he visto. ¿Donde está Yeshua?</text:p>
      <text:p text:style-name="P24">¿Donde está ese cuerpo al que Tomás le metió el dedo, comió pescado con ellos, habló con ellos e interactuó de la misma manera que lo había hecho antes de morir?</text:p>
      <text:p text:style-name="P25">Y la respuesta nos la da la Biblia en el primer capítulo de Hechos de Los Apóstoles: Está en el cielo. O mejor dicho en el “shamaim”, <text:span text:style-name="T30">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2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Galileos, ¿por qué se han quedado mirando al cielo, ese mismo Jesús que estuvo entre ustedes y que ha sido llevado al cielo vendrá otra vez de la misma manera que lo han visto irse allá. Está en el cielo, y volverá de la misma manera en que subió: físicamente. El mismo, no otra persona, la misma persona, con las heridas en los pies y manos, con todo su poder y gloria, nos anuncia el mismo Yeshua, en Mateo 24. Vendrá y reinará por mil años desde Israel.</text:p>
      <text:h text:style-name="Heading_20_3" text:outline-level="3"><text:soft-page-break/>Para todos.</text:h>
      <text:p text:style-name="P27">Esta resurrección de la que habla la Biblia es para todos, para todos los que han vivido desde Adán y Eva, están vivos y van a vivir. Todos. Buenos y malos. Eso es lo que nos dice la Biblia. Yashua nos dice en Juan 5 que va a llegar la hora en que todos los muertos oirán su voz y saldrán de las tumbas, los que hicieron el bien resucitarán para tener vida pero los que hicieron el mal resucitarán para tener juicio.</text:p>
      <text:p text:style-name="P28">Pablo nos dice en Hechos de los Apóstoles 24 que “tengo la misma esperanza en Dios que la que tienen estos hombres:la esperanza de que el resucitará tanto a los justos como a los injustos” y en Revelación 20 la Biblia nos dice que: ”el mar entregó sus muertos y la muerte y la tumba también entregaron sus muertos. Y todos fueron juzgados según lo que habían hecho”. Todos los muertos resucitan. La resurrección de la Biblia es para todos. </text:p>
      <text:h text:style-name="Heading_20_3" text:outline-level="3">No ha sucedido.</text:h>
      <text:p text:style-name="P29">La <text:span text:style-name="T31">resurrección que habla la Biblia no ha sucedido. Los muertos no van resucitando a medida que se van muriendo. No, en la Biblia un muerto no piensa, no conoce , no habla, no ve, no alaba a Dios. Está en el sepulcro hecho polv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mil años, y que el resto de los muertos, no volvieron a la vida hasta que se cumplieron los mil años. Mil años que dura día del Señor. El día de Yeshua Melekh HaMashiakh. Mil años en los que habrá paz porque Satán estará encadenado. En Revelación 20 la Biblia también nos dice que cuando se cumplan los mil años Satán será liberado de su prisión para su destrucción total y después de eso que el mar entregó sus muertos y la muerte y la tumba entregaron sus muertos y todos fueron juzgados según lo que habían hecho.</text:span></text:p>
      <text:p text:style-name="P30">Jesús explica en Juan 6 que la voluntad de Dios es que yo no pierda ni a uno solo de todos los que El me dio, sino que los resucite en el día final. Pues la voluntad de mi Padre es que todos los que vean a su hijo y crean en el tengan vida eterna y yo los resucitaré en día final. No antes.</text:p>
      <text:p text:style-name="P31">Pablo explica en segunda de Timoteo 2 que algunos se han desviado de la verdad diciendo que nuestro levantar, nuestra resurrección, ya ha tenido lugar, y andan trastornando de esa manera la fe de algunos. No ha sucedido. No para la inmensa mayoría de los que han vivido, están vivos y van a vivir.</text:p>
      <text:h text:style-name="Heading_20_3" text:outline-level="3"><text:soft-page-break/>En tierra nueva.</text:h>
      <text:p text:style-name="P32">Otra pregunta que nos responde la Biblia acerca de la resurrección es:¿Donde van a estar esos 20 mil a 30 mil millones de personas que resucitarían?</text:p>
      <text:p text:style-name="P33">¿En el cielo?</text:p>
      <text:p text:style-name="P33">No. En Revelación 21 Juan nos dice que será en una tierra nueva con un cielo nuevo. Aparentemente sin mares, sin sol y sin luna, pero aquí mismo en este mismo planeta. Una tierra donde Dios vive con los hombres en una ciudad que baja del cielo y que Juan llama la nueva Jerusalén. Y que las naciones caminarán a la luz de esa ciudad, y que los reyes del mundo le entregarán sus riquezas. Dice Juan que el trono de Dios y del Cordero estará en la ciudad <text:span text:style-name="T32">y sus siervos lo adorarán, lo verán cara a cara y llevaran su nombre en la frente. Allí no habrá noche y los que allí vivan no necesitarán luz de lampara ni luz de sol porque Dios, el Señor, les dará su luz y ellos reinarán por todos los siglos.</text:span></text:p>
      <text:p text:style-name="P34">Juan dice oír una <text:span text:style-name="T33">fuerte </text:span>voz que <text:span text:style-name="T33">viene</text:span> del <text:span text:style-name="T33">trono y que dice: “aquí está el lugar donde Dios vive con los hombres. Vivirá con ellos y ellos serán sus pueblos y Dios mismo estará con ellos como su Dios. Secará todas la lágrimas de ellos y ya no habrá muerte, ni llanto, ni dolor porque todo lo que antes existía ha dejado de existir.</text:span></text:p>
      <text:p text:style-name="P35">No es en el cielo. Es en una tierra nueva con un cielo nuevo. No es que los resucitados suban al cielo, sino que Dios baja a una tierra nueva a vivir entre los hombres.</text:p>
      <text:h text:style-name="Heading_20_3" text:outline-level="3">Base de la Fé.</text:h>
      <text:p text:style-name="P36">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34">Y por la gracia de YHWH para otros que ya creemos en la resurrección de la que habla la Biblia, el proceso de entrar al Reino de Dios, al Reino de los Cielos, ya comenzó.</text:span></text:p>
      <text:p text:style-name="P37">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text:soft-page-break/>la Paz del Señor, en YHWH en Yeshua, en el Ruakh HaKodesh. Una Paz Verdadera y eterna. </text:p>
      <text:p text:style-name="P37">Ese Reino de los Cielos ya está entre ustedes.</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Noto Mono" svg:font-family="'Noto Mono'" style:font-adornments="Regular"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Canto" style:family="paragraph" style:parent-style-name="Standard">
      <style:paragraph-properties fo:margin-left="10mm" fo:margin-right="10mm" fo:text-indent="0mm" style:auto-text-indent="false"/>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Texto_5f_Biblia" style:display-name="Texto_Biblia" style:family="paragraph" style:parent-style-name="Standard">
      <style:text-properties style:font-name="Noto Mono" fo:font-family="'Noto Mono'" style:font-style-name="Regular" style:font-pitch="fixed" fo:font-size="12pt" fo:font-style="italic" style:font-size-asian="10.5pt"/>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3-08T16:19:48.546986973</dc:date>
    <meta:editing-duration>P2DT13H45M4S</meta:editing-duration>
    <meta:editing-cycles>512</meta:editing-cycles>
    <meta:generator>LibreOffice/6.0.7.3$Linux_X86_64 LibreOffice_project/00m0$Build-3</meta:generator>
    <dc:creator>Jose Luis Quiroga</dc:creator>
    <meta:document-statistic meta:table-count="0" meta:image-count="0" meta:object-count="0" meta:page-count="10" meta:paragraph-count="102" meta:word-count="3575" meta:character-count="19904" meta:non-whitespace-character-count="16419"/>
  </office:meta>
</office:document-meta>
</file>